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locityGenerator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Loader.getLastModified( 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mplateLoader.getResourceStream( String system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mplateLoader.init( ExtendedProperties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mplateLoader.isSourceModified( 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Introspector.getIterator( Object obj , Info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locityGenerator.getKey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SMethod.isCach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Generator.generate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Scriptabl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inedContext.internalGet( String key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criptableIterator.ScriptableIterator( Scriptable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locityGenerator.put( String key , Object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SMethod.JSMethod( Scriptable sco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locityGenerator.setup( SourceResolver resolver , Map objectModel , String src , Parameters params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">
            <text:p text:style-name="Table_20_Contents">1</text:p>
          </table:table-cell>
          <table:table-cell office:value-type="float" office:value="126">
            <text:p text:style-name="Table_20_Contents">126</text:p>
          </table:table-cell>
        </table:table-row>
        <table:table-row>
          <table:table-cell office:value-type="string">
            <text:p text:style-name="Table_20_Contents">JSPropertySet.isCach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Array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ropertyGet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Method.ge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ropertySet.JSPropertySet( Scriptable sco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ropertySet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Method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Introspector.getPropertyGet( Object obj , String identifier , Info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Method.invoke( Object thisArg , Object [ ] arg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criptable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Introspector.getMethod( Object obj , String methodName , Object [ ] args , Info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locityGenerator.init( RuntimeServices 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elocityGenerator.logVelocityMessage( int level , String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ativeArrayIterator.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ativeArray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ArrayIterator.NativeArrayIterator( NativeArray a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ropertySet.invoke( Object thisArg , Object rh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SPropertyGet.invoke( Object thisAr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hainedContext.ChainedContext( org . apache . velocity . context . Context ctx , Request request , Response response , org . apache . cocoon . environment . Context application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locityGenerator.containsKey( Object ke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criptableIterator.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elocityGenerator.configure( Configuration configurat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JSIntrospector.getPropertySet( Object obj , String identifier , Object arg , Info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locityGenerator.recyc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PropertyGet.JSPropertyGet( Scriptable sco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mplateLoader.resolveSource( String system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SPropertyGet.isCach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Generator.get( String ke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VelocityGenerato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